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67b" officeooo:paragraph-rsid="001fd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8:16:50.618233301</meta:creation-date>
    <dc:date>2020-05-11T18:17:13.74635033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3.5.2$Linux_X86_64 LibreOffice_project/30$Build-2</meta:generator>
  </office:meta>
</office:document-meta>
</file>